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9999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8cm" svg:x="12.089cm" svg:y="4.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14.702cm" svg:y="4.111cm">
          <text:p text:style-name="P4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7cm" svg:x="17.393cm" svg:y="4.112cm">
          <text:p text:style-name="P4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frame draw:style-name="gr7" draw:text-style-name="P2" draw:layer="layout" svg:width="1.229cm" svg:height="0.729cm" svg:x="6.134cm" svg:y="9.0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1.229cm" svg:height="0.729cm" svg:x="7.735cm" svg:y="9.0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1.229cm" svg:height="0.729cm" svg:x="9.136cm" svg:y="9.0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1.229cm" svg:height="0.729cm" svg:x="10.637cm" svg:y="9.0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.229cm" svg:height="0.729cm" svg:x="12.138cm" svg:y="9.07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1.229cm" svg:height="0.729cm" svg:x="13.639cm" svg:y="9.07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1.229cm" svg:height="0.729cm" svg:x="15.14cm" svg:y="9.0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2" draw:layer="layout" svg:width="1.229cm" svg:height="0.729cm" svg:x="16.641cm" svg:y="9.0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1.229cm" svg:height="0.729cm" svg:x="18.142cm" svg:y="9.0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1.229cm" svg:height="0.729cm" svg:x="19.643cm" svg:y="9.07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2" draw:layer="layout" svg:width="1.229cm" svg:height="0.729cm" svg:x="21.044cm" svg:y="9.07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2" draw:layer="layout" svg:width="1.229cm" svg:height="0.729cm" svg:x="22.545cm" svg:y="9.0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1.229cm" svg:height="0.729cm" svg:x="24.046cm" svg:y="9.07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2" draw:layer="layout" svg:width="1.229cm" svg:height="0.729cm" svg:x="25.547cm" svg:y="9.0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2" draw:layer="layout" svg:width="1.229cm" svg:height="0.729cm" svg:x="27.048cm" svg:y="9.0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2" draw:layer="layout" svg:width="1.229cm" svg:height="0.729cm" svg:x="28.549cm" svg:y="9.0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2" draw:layer="layout" svg:width="1.229cm" svg:height="0.729cm" svg:x="30.05cm" svg:y="9.08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2" draw:layer="layout" svg:width="1.229cm" svg:height="0.729cm" svg:x="31.551cm" svg:y="9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2" draw:layer="layout" svg:width="1.229cm" svg:height="0.729cm" svg:x="33.152cm" svg:y="9.0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8" draw:text-style-name="P2" draw:layer="layout" draw:type="curve" svg:x1="3.761cm" svg:y1="10.075cm" svg:x2="5.261cm" svg:y2="10.075cm" draw:start-shape="id1" draw:start-glue-point="2" draw:end-shape="id2" draw:end-glue-point="2" svg:d="M3761 10075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26:29.215564359</dc:date>
    <dc:creator>elucterio </dc:creator>
    <meta:editing-duration>PT9H21M11S</meta:editing-duration>
    <meta:editing-cycles>13</meta:editing-cycles>
    <meta:generator>LibreOffice/4.2.8.2$Linux_X86_64 LibreOffice_project/420m0$Build-2</meta:generator>
    <meta:document-statistic meta:object-count="71"/>
  </office:meta>
</office:document-meta>
</file>

<file path=Object 1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9/content.xml><?xml version="1.0" encoding="utf-8"?>
<math xmlns="http://www.w3.org/1998/Math/MathML" display="block">
  <semantics>
    <mi mathvariant="normal">∞</mi>
    <annotation encoding="StarMath 5.0">infinity</annotation>
  </semantics>
</math>
</file>